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85cb" officeooo:paragraph-rsid="001285cb"/>
    </style:style>
    <style:style style:name="P2" style:family="paragraph" style:parent-style-name="Preformatted_20_Text">
      <style:text-properties officeooo:rsid="00144374" officeooo:paragraph-rsid="00144374"/>
    </style:style>
    <style:style style:name="P3" style:family="paragraph" style:parent-style-name="Preformatted_20_Text">
      <style:text-properties officeooo:rsid="001480cd" officeooo:paragraph-rsid="00144374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1285cb" style:font-weight-asian="bold" style:font-weight-complex="bold"/>
    </style:style>
    <style:style style:name="P6" style:family="paragraph" style:parent-style-name="Preformatted_20_Text">
      <style:text-properties officeooo:paragraph-rsid="00152d56"/>
    </style:style>
    <style:style style:name="P7" style:family="paragraph" style:parent-style-name="Preformatted_20_Text">
      <style:text-properties officeooo:rsid="0016155a" officeooo:paragraph-rsid="001839c5"/>
    </style:style>
    <style:style style:name="P8" style:family="paragraph" style:parent-style-name="Preformatted_20_Text">
      <style:text-properties fo:font-style="italic" officeooo:rsid="00152d56" officeooo:paragraph-rsid="00152d56" style:font-style-asian="italic" style:font-style-complex="italic"/>
    </style:style>
    <style:style style:name="P9" style:family="paragraph" style:parent-style-name="Preformatted_20_Text">
      <style:text-properties officeooo:rsid="001839c5" officeooo:paragraph-rsid="001839c5"/>
    </style:style>
    <style:style style:name="P10" style:family="paragraph" style:parent-style-name="Preformatted_20_Text">
      <style:text-properties officeooo:paragraph-rsid="001285cb"/>
    </style:style>
    <style:style style:name="P11" style:family="paragraph" style:parent-style-name="Preformatted_20_Text">
      <style:text-properties officeooo:rsid="00186923" officeooo:paragraph-rsid="00186923"/>
    </style:style>
    <style:style style:name="T1" style:family="text">
      <style:text-properties officeooo:rsid="001285cb"/>
    </style:style>
    <style:style style:name="T2" style:family="text">
      <style:text-properties officeooo:rsid="00144374"/>
    </style:style>
    <style:style style:name="T3" style:family="text">
      <style:text-properties officeooo:rsid="001480cd"/>
    </style:style>
    <style:style style:name="T4" style:family="text">
      <style:text-properties fo:font-style="italic" officeooo:rsid="001480cd" style:font-style-asian="italic" style:font-style-complex="italic"/>
    </style:style>
    <style:style style:name="T5" style:family="text">
      <style:text-properties fo:font-style="italic" officeooo:rsid="00152d56" style:font-style-asian="italic" style:font-style-complex="italic"/>
    </style:style>
    <style:style style:name="T6" style:family="text">
      <style:text-properties fo:font-style="italic" officeooo:rsid="001571d8" style:font-style-asian="italic" style:font-style-complex="italic"/>
    </style:style>
    <style:style style:name="T7" style:family="text">
      <style:text-properties officeooo:rsid="001676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Universidade Federal do Rio de Janeiro</text:p>
      <text:p text:style-name="Preformatted_20_Text">processo seletivo GRIS</text:p>
      <text:p text:style-name="Preformatted_20_Text">Autor: Pedro Jullian Medina Torres Gra<text:span text:style-name="T1">ç</text:span>a</text:p>
      <text:p text:style-name="P10"><text:span text:style-name="T1">Descrição: TAG de WEB</text:span></text:p>
      <text:p text:style-name="P10"/>
      <text:p text:style-name="P11">1)O que é o protocolo HTTP e Como ele funciona?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15:48:45.934103269</dc:date>
    <meta:editing-duration>PT17M1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9" meta:character-count="168" meta:non-whitespace-character-count="144"/>
  </office:meta>
</office:document-meta>
</file>